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600000024543E50BE4.png"/>
  <manifest:file-entry manifest:media-type="image/png" manifest:full-path="Pictures/100002010000077E0000024301635CD1.png"/>
  <manifest:file-entry manifest:media-type="image/png" manifest:full-path="Pictures/100002010000077100000296CE79C55F.png"/>
  <manifest:file-entry manifest:media-type="image/png" manifest:full-path="Pictures/100002010000076B0000023B05BA52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Графический объект2" text:anchor-type="paragraph" svg:x="0.102cm" svg:y="9.994cm" svg:width="25.7cm" svg:height="7.724cm" draw:z-index="1"><draw:image xlink:href="Pictures/100002010000076B0000023B05BA522E.png" xlink:type="simple" xlink:show="embed" xlink:actuate="onLoad"/></draw:frame><draw:frame draw:style-name="fr1" draw:name="Графический объект1" text:anchor-type="paragraph" svg:width="25.7cm" svg:height="8.938cm" draw:z-index="0"><draw:image xlink:href="Pictures/100002010000077100000296CE79C55F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Графический объект3" text:anchor-type="paragraph" svg:width="25.7cm" svg:height="7.751cm" draw:z-index="2"><draw:image xlink:href="Pictures/100002010000077E0000024301635CD1.png" xlink:type="simple" xlink:show="embed" xlink:actuate="onLoad"/></draw:frame><text:soft-page-break/></text:p>
      <text:p text:style-name="Standard"><draw:frame draw:style-name="fr3" draw:name="Графический объект4" text:anchor-type="paragraph" svg:width="25.7cm" svg:height="9.148cm" draw:z-index="3"><draw:image xlink:href="Pictures/10000201000006600000024543E50BE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88cm" fo:margin-bottom="1.19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09T18:09:54.84</meta:creation-date>
    <dc:date>2024-04-09T18:16:19.94</dc:date>
    <meta:editing-duration>PT6M25S</meta:editing-duration>
    <meta:editing-cycles>3</meta:editing-cycles>
    <meta:generator>OpenOffice/4.1.14$Win32 OpenOffice.org_project/4114m1$Build-9811</meta:generator>
    <meta:document-statistic meta:table-count="0" meta:image-count="4" meta:object-count="0" meta:page-count="2" meta:paragraph-count="0" meta:word-count="0" meta:character-count="0"/>
  </office:meta>
</office:document-meta>
</file>